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23e" officeooo:paragraph-rsid="000a82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xer.flex</text:p>
      <text:p text:style-name="P1"/>
      <text:p text:style-name="P1">package codigo;</text:p>
      <text:p text:style-name="P1">import static codigo.Tokens.*;</text:p>
      <text:p text:style-name="P1"/>
      <text:p text:style-name="P1"/>
      <text:p text:style-name="P1">%%</text:p>
      <text:p text:style-name="P1">%class Lexer</text:p>
      <text:p text:style-name="P1">%type Tokens</text:p>
      <text:p text:style-name="P1">L=[a-zA-Z_]+</text:p>
      <text:p text:style-name="P1">D=[0-9]+</text:p>
      <text:p text:style-name="P1">espacio=[ ,\t,\r,\n]+</text:p>
      <text:p text:style-name="P1">%{</text:p>
      <text:p text:style-name="P1"/>
      <text:p text:style-name="P1"><text:s text:c="4"/>public String lexeme;</text:p>
      <text:p text:style-name="P1"/>
      <text:p text:style-name="P1">%}</text:p>
      <text:p text:style-name="P1"/>
      <text:p text:style-name="P1"/>
      <text:p text:style-name="P1">%%</text:p>
      <text:p text:style-name="P1"/>
      <text:p text:style-name="P1">int |</text:p>
      <text:p text:style-name="P1">if |</text:p>
      <text:p text:style-name="P1">else |</text:p>
      <text:p text:style-name="P1"/>
      <text:p text:style-name="P1"><text:bookmark-start text:name="__DdeLink__3_1257590994"/><text:bookmark-start text:name="__DdeLink__0_1257590994"/>while {lexeme=yytext(); return Reservadas;}<text:bookmark-end text:name="__DdeLink__3_1257590994"/><text:bookmark-end text:name="__DdeLink__0_1257590994"/></text:p>
      <text:p text:style-name="P1"/>
      <text:p text:style-name="P1">{espacio} {/*Ignore*/}</text:p>
      <text:p text:style-name="P1"/>
      <text:p text:style-name="P1">"//".* {/*Ignore*/}</text:p>
      <text:p text:style-name="P1">"=" {return Igual;}</text:p>
      <text:p text:style-name="P1">"+" {return Suma;}</text:p>
      <text:p text:style-name="P1">"-" {return Resta;}</text:p>
      <text:p text:style-name="P1">"*" {return Multiplicacion;}</text:p>
      <text:p text:style-name="P1">"/" {return Division;}</text:p>
      <text:p text:style-name="P1">{L}({L}|{D})* {lexeme=yytext(); return Identificador;}</text:p>
      <text:p text:style-name="P1">("(-"{D}+")")|{D}+ {lexeme=yytext(); return Numero;}</text:p>
      <text:p text:style-name="P1"><text:s/>. {return ERROR;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18:16:09.539886515</meta:creation-date>
    <dc:date>2023-06-11T01:41:21.682399541</dc:date>
    <meta:editing-duration>PT1H26M7S</meta:editing-duration>
    <meta:editing-cycles>1</meta:editing-cycles>
    <meta:document-statistic meta:table-count="0" meta:image-count="0" meta:object-count="0" meta:page-count="1" meta:paragraph-count="27" meta:word-count="61" meta:character-count="482" meta:non-whitespace-character-count="443"/>
    <meta:generator>LibreOffice/7.3.7.2$Linux_X86_64 LibreOffice_project/30$Build-2</meta:generator>
  </office:meta>
</office:document-meta>
</file>